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Conf.isProxyEnabled( HttpParams params , String target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Conf.isNonProxyHost( String targetHo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xyConf.configure( HostConfiguration hostConfig , HttpState state , HttpTransportProperties . ProxyProperties proxyProperti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